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fo:language="en" fo:country="none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0" style:family="text">
      <style:text-properties fo:letter-spacing="0.0138in" style:text-underline-style="none" fo:font-weight="bold" style:font-weight-asian="bold"/>
    </style:style>
    <style:style style:name="T41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8">0.1 </text:span><text:span text:style-name="T39">µ</text:span><text:span text:style-name="T38">Sv/h – 0.99 </text:span><text:span text:style-name="T39">µ</text:span><text:span text:style-name="T38">Sv/h – </text:span><text:span text:style-name="T35">±</text:span><text:span text:style-name="T37">30</text:span><text:span text:style-name="T36">%</text:span><text:span text:style-name="T40">, </text:span></text:p>
      <text:p text:style-name="P5"><text:span text:style-name="T38">1 </text:span><text:span text:style-name="T39">µ</text:span><text:span text:style-name="T38">Sv/h – 1 Sv/h – </text:span><text:span text:style-name="T35">±</text:span><text:span text:style-name="T37">15</text:span><text:span text:style-name="T36">%</text:span></text:p>
      <text:p text:style-name="P5"/>
      <text:p text:style-name="P7">Operating conditions:</text:p>
      <text:list xml:id="list3907071997030366612" text:style-name="L1">
        <text:list-item>
          <text:p text:style-name="P52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A </text:span><text:span text:style-name="T10">(</text:span><text:span text:style-name="T41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1"><text:s text:c="2"/>$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2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µ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1"><text:s text:c="2"/>$2-<text:span text:style-name="T10">dd_</text:span><text:span text:style-name="T18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3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µ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1"><text:s text:c="2"/>$3-<text:span text:style-name="T10">dd_</text:span><text:span text:style-name="T18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4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µ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1"><text:s text:c="2"/>$4-<text:span text:style-name="T10">dd_</text:span><text:span text:style-name="T18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5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µ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1"><text:s text:c="2"/>$5-<text:span text:style-name="T10">dd_</text:span><text:span text:style-name="T18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6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µ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1"><text:s text:c="2"/>$6-<text:span text:style-name="T10">dd_</text:span><text:span text:style-name="T18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7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µ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1"><text:s text:c="2"/>$7-<text:span text:style-name="T10">dd_</text:span><text:span text:style-name="T18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8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µ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1"><text:s text:c="2"/>$8-<text:span text:style-name="T10">dd_</text:span><text:span text:style-name="T18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9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µ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1"><text:s text:c="2"/>$9-<text:span text:style-name="T10">dd_</text:span><text:span text:style-name="T18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0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µ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8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1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A </text:span><text:span text:style-name="T10">(</text:span><text:span text:style-name="T41">γ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µ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8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A </text:span><text:span text:style-name="T10">(</text:span><text:span text:style-name="T41">γ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2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16">AT3509A </text:span><text:span text:style-name="T10">(</text:span><text:span text:style-name="T41">γ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µ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8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8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00:39.98</dc:date>
    <meta:editing-duration>P3DT9H6M59S</meta:editing-duration>
    <meta:editing-cycles>422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245" meta:character-count="14027"/>
  </office:meta>
</office:document-meta>
</file>